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45.788cm" fo:min-width="7.755cm"/>
      <style:paragraph-properties style:writing-mode="lr-tb"/>
    </style:style>
    <style:style style:name="gr2" style:family="graphic" style:parent-style-name="standard">
      <style:graphic-properties svg:stroke-color="#808080" draw:fill-color="#808080" draw:opacity="82%" draw:textarea-horizontal-align="justify" draw:textarea-vertical-align="top" draw:auto-grow-height="false" fo:min-height="4.195cm" fo:min-width="7.755cm"/>
      <style:paragraph-properties style:writing-mode="lr-tb"/>
    </style:style>
    <style:style style:name="gr3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42cm" fo:min-width="8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532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  <style:paragraph-properties style:writing-mode="lr-tb"/>
    </style:style>
    <style:style style:name="gr11" style:family="graphic" style:parent-style-name="standard">
      <style:graphic-properties draw:textarea-vertical-align="bottom"/>
      <style:paragraph-properties style:writing-mode="lr-tb"/>
    </style:style>
    <style:style style:name="gr12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697cm"/>
      <style:paragraph-properties style:writing-mode="lr-tb"/>
    </style:style>
    <style:style style:name="gr13" style:family="graphic" style:parent-style-name="standard">
      <style:graphic-properties svg:stroke-color="#780373" draw:fill-color="#bf819e" draw:textarea-horizontal-align="justify" draw:textarea-vertical-align="middle" draw:auto-grow-height="false" fo:min-height="1.771cm" fo:min-width="3.76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877cm" fo:min-width="4.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5.632cm"/>
      <style:paragraph-properties style:writing-mode="lr-tb"/>
    </style:style>
    <style:style style:name="gr18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755cm"/>
      <style:paragraph-properties style:writing-mode="lr-tb"/>
    </style:style>
    <style:style style:name="gr19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541cm"/>
      <style:paragraph-properties style:writing-mode="lr-tb"/>
    </style:style>
    <style:style style:name="gr20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767cm"/>
      <style:paragraph-properties style:writing-mode="lr-tb"/>
    </style:style>
    <style:style style:name="gr21" style:family="graphic" style:parent-style-name="standard">
      <style:graphic-properties svg:stroke-color="#168253" draw:fill-color="#77bc65" draw:textarea-horizontal-align="justify" draw:textarea-vertical-align="middle" draw:auto-grow-height="false" fo:min-height="1.355cm" fo:min-width="3.412cm"/>
      <style:paragraph-properties style:writing-mode="lr-tb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99cm"/>
      <style:paragraph-properties style:writing-mode="lr-tb"/>
    </style:style>
    <style:style style:name="gr24" style:family="graphic" style:parent-style-name="standard">
      <style:graphic-properties draw:textarea-vertical-align="middle" draw:shadow="hidden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877cm" fo:min-width="5.115cm"/>
      <style:paragraph-properties style:writing-mode="lr-tb"/>
    </style:style>
    <style:style style:name="gr26" style:family="graphic" style:parent-style-name="standard">
      <style:graphic-properties draw:textarea-vertical-align="middle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1.338cm" fo:min-width="3.945cm" draw:shadow="hidden"/>
      <style:paragraph-properties style:writing-mode="lr-tb"/>
    </style:style>
    <style:style style:name="gr28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624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 draw:shadow="hidden"/>
    </style:style>
    <style:style style:name="gr30" style:family="graphic" style:parent-style-name="standard">
      <style:graphic-properties draw:textarea-horizontal-align="justify" draw:textarea-vertical-align="middle" draw:auto-grow-height="false" fo:min-height="1.338cm" fo:min-width="4.345cm" draw:shadow="hidden"/>
      <style:paragraph-properties style:writing-mode="lr-tb"/>
    </style:style>
    <style:style style:name="gr31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676cm" draw:shadow="hidden"/>
      <style:paragraph-properties style:writing-mode="lr-tb"/>
    </style:style>
    <style:style style:name="gr32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993cm" draw:shadow="hidden"/>
      <style:paragraph-properties style:writing-mode="lr-tb"/>
    </style:style>
    <style:style style:name="gr33" style:family="graphic" style:parent-style-name="objectwithoutfill">
      <style:graphic-properties draw:marker-end="Arrowheads_20_8" draw:marker-end-width="0.3cm" draw:fill="none" draw:textarea-vertical-align="middle" draw:shadow="hidden"/>
    </style:style>
    <style:style style:name="gr34" style:family="graphic" style:parent-style-name="standard">
      <style:graphic-properties draw:textarea-vertical-align="bottom" draw:shadow="hidden"/>
      <style:paragraph-properties style:writing-mode="lr-tb"/>
    </style:style>
    <style:style style:name="gr3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252cm" draw:shadow="hidden"/>
      <style:paragraph-properties style:writing-mode="lr-tb"/>
    </style:style>
    <style:style style:name="gr36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3.767cm"/>
      <style:paragraph-properties style:writing-mode="lr-tb"/>
    </style:style>
    <style:style style:name="gr37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92cm"/>
      <style:paragraph-properties style:writing-mode="lr-tb"/>
    </style:style>
    <style:style style:name="gr3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3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204cm"/>
      <style:paragraph-properties style:writing-mode="lr-tb"/>
    </style:style>
    <style:style style:name="gr4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41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157cm"/>
      <style:paragraph-properties style:writing-mode="lr-tb"/>
    </style:style>
    <style:style style:name="gr4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3" style:family="graphic" style:parent-style-name="objectwithoutfill">
      <style:graphic-properties draw:marker-end="Arrowheads_20_11" draw:marker-end-width="0.3cm" draw:fill="none" draw:textarea-vertical-align="middle"/>
    </style:style>
    <style:style style:name="gr4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37cm" draw:shadow="hidden"/>
      <style:paragraph-properties style:writing-mode="lr-tb"/>
    </style:style>
    <style:style style:name="gr4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47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69cm"/>
      <style:paragraph-properties style:writing-mode="lr-tb"/>
    </style:style>
    <style:style style:name="gr48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073cm"/>
      <style:paragraph-properties style:writing-mode="lr-tb"/>
    </style:style>
    <style:style style:name="gr4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1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29cm" fo:min-width="5.697cm"/>
      <style:paragraph-properties style:writing-mode="lr-tb"/>
    </style:style>
    <style:style style:name="gr5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5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b2b2b2" draw:opacity="82%"/>
      <style:paragraph-properties fo:text-align="start" style:writing-mode="lr-tb"/>
    </style:style>
    <style:style style:name="P3" style:family="paragraph">
      <loext:graphic-properties draw:fill-color="#808080" draw:opacity="82%"/>
      <style:paragraph-properties fo:text-align="start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2b2b2" draw:opacity="82%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margin-top="0cm" fo:margin-bottom="0cm" fo:text-align="end"/>
    </style:style>
    <style:style style:name="P10" style:family="paragraph">
      <style:paragraph-properties fo:margin-top="0cm" fo:margin-bottom="0cm" fo:text-align="end" style:writing-mode="lr-tb"/>
      <style:text-properties fo:font-size="12pt" style:font-size-asian="12pt" style:font-size-complex="12pt"/>
    </style:style>
    <style:style style:name="P11" style:family="paragraph">
      <loext:graphic-properties draw:fill-color="#77bc65"/>
      <style:paragraph-properties fo:text-align="center" style:writing-mode="lr-tb"/>
    </style:style>
    <style:style style:name="P12" style:family="paragraph">
      <loext:graphic-properties draw:fill-color="#bf819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b66c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6d6d"/>
      <style:paragraph-properties fo:text-align="center" style:writing-mode="lr-tb"/>
    </style:style>
    <style:style style:name="P17" style:family="paragraph">
      <loext:graphic-properties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46.038cm" svg:x="21.32cm" svg:y="35.607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4.445cm" svg:x="21.32cm" svg:y="69.897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2cm" svg:height="3.175cm" svg:x="125.777cm" svg:y="41.957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8.89cm" svg:height="3.492cm" svg:x="112.442cm" svg:y="13.065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6.032cm" svg:height="2.54cm" svg:x="78.152cm" svg:y="20.685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6.032cm" svg:height="2.54cm" svg:x="120.698cm" svg:y="20.685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81.168cm" svg:y1="20.685cm" svg:x2="116.887cm" svg:y2="16.557cm" draw:start-shape="id1" draw:start-glue-point="0" draw:end-shape="id2" draw:end-glue-point="2" svg:d="M81168 20685v-1905h35719v-2223" svg:viewBox="0 0 35720 4129">
          <text:p/>
        </draw:connector>
        <draw:connector draw:style-name="gr6" draw:text-style-name="P4" draw:layer="layout" draw:line-skew="0.159cm" svg:x1="123.714cm" svg:y1="20.685cm" svg:x2="116.887cm" svg:y2="16.557cm" draw:start-shape="id3" draw:start-glue-point="0" draw:end-shape="id2" draw:end-glue-point="2" svg:d="M123714 20685v-1905h-6827v-2223" svg:viewBox="0 0 6828 4129">
          <text:p/>
        </draw:connector>
        <draw:custom-shape draw:style-name="gr7" draw:text-style-name="P4" xml:id="id6" draw:id="id6" draw:layer="layout" svg:width="4.762cm" svg:height="2.54cm" svg:x="149.907cm" svg:y="27.67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.445cm" svg:height="2.54cm" svg:x="169.692cm" svg:y="27.67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4.445cm" svg:height="2.54cm" svg:x="120.379cm" svg:y="27.67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23.714cm" svg:y1="23.225cm" svg:x2="122.601cm" svg:y2="27.67cm" draw:start-shape="id3" draw:start-glue-point="2" draw:end-shape="id4" draw:end-glue-point="0" svg:d="M123714 23225v2223h-1113v2222" svg:viewBox="0 0 1114 4446">
          <text:p/>
        </draw:connector>
        <draw:connector draw:style-name="gr9" draw:text-style-name="P6" draw:layer="layout" svg:x1="171.914cm" svg:y1="27.67cm" svg:x2="123.714cm" svg:y2="23.225cm" draw:start-shape="id5" draw:start-glue-point="0" draw:end-shape="id3" draw:end-glue-point="2" svg:d="M171914 27670v-2222h-48200v-2223" svg:viewBox="0 0 48201 4446">
          <text:p/>
        </draw:connector>
        <draw:connector draw:style-name="gr9" draw:text-style-name="P6" draw:layer="layout" svg:x1="152.288cm" svg:y1="27.67cm" svg:x2="123.714cm" svg:y2="23.225cm" draw:start-shape="id6" draw:start-glue-point="0" draw:end-shape="id3" draw:end-glue-point="2" svg:d="M152288 27670v-2222h-28574v-2223" svg:viewBox="0 0 28575 4446">
          <text:p/>
        </draw:connector>
        <draw:rect draw:style-name="gr10" draw:text-style-name="P4" xml:id="id7" draw:id="id7" draw:layer="layout" svg:width="2.857cm" svg:height="1.27cm" svg:x="108.95cm" svg:y="33.385cm">
          <text:p text:style-name="P6">LocalVar</text:p>
        </draw:rect>
        <draw:rect draw:style-name="gr10" draw:text-style-name="P4" xml:id="id8" draw:id="id8" draw:layer="layout" svg:width="2.858cm" svg:height="1.27cm" svg:x="139.859cm" svg:y="33.379cm">
          <text:p text:style-name="P6">ClassVar</text:p>
        </draw:rect>
        <draw:rect draw:style-name="gr10" draw:text-style-name="P4" xml:id="id9" draw:id="id9" draw:layer="layout" svg:width="3.827cm" svg:height="1.27cm" svg:x="120.68cm" svg:y="33.385cm">
          <text:p text:style-name="P6">GlobalVar</text:p>
        </draw:rect>
        <draw:connector draw:style-name="gr11" draw:text-style-name="P8" draw:layer="layout" svg:x1="110.378cm" svg:y1="33.385cm" svg:x2="122.601cm" svg:y2="30.21cm" draw:start-shape="id7" draw:start-glue-point="0" draw:end-shape="id4" draw:end-glue-point="2" svg:d="M110378 33385v-1587h12223v-1588" svg:viewBox="0 0 12224 3176">
          <text:p text:style-name="P7"><text:span text:style-name="T1">in </text:span><text:span text:style-name="T1">fu</text:span><text:span text:style-name="T1">nc</text:span><text:span text:style-name="T1">/lo</text:span><text:span text:style-name="T1">op</text:span><text:span text:style-name="T1">/if.</text:span><text:span text:style-name="T1">..</text:span></text:p>
        </draw:connector>
        <draw:connector draw:style-name="gr11" draw:text-style-name="P10" draw:layer="layout" draw:line-skew="-0.001cm" svg:x1="122.601cm" svg:y1="30.21cm" svg:x2="141.288cm" svg:y2="33.379cm" draw:start-shape="id4" draw:start-glue-point="2" draw:end-shape="id8" draw:end-glue-point="0" svg:d="M122601 30210v1584h18687v1585" svg:viewBox="0 0 18688 3170">
          <text:p text:style-name="P9"><text:span text:style-name="T1">in class</text:span></text:p>
        </draw:connector>
        <draw:connector draw:style-name="gr9" draw:text-style-name="P6" draw:layer="layout" svg:x1="122.601cm" svg:y1="30.21cm" svg:x2="122.593cm" svg:y2="33.385cm" draw:start-shape="id4" draw:start-glue-point="2" draw:end-shape="id9" draw:end-glue-point="0" svg:d="M122601 30210v1588h-8v1587" svg:viewBox="0 0 9 3176">
          <text:p/>
        </draw:connector>
        <draw:custom-shape draw:style-name="gr12" draw:text-style-name="P11" xml:id="id10" draw:id="id10" draw:layer="layout" svg:width="5.933cm" svg:height="2.857cm" svg:x="118.892cm" svg:y="36.559cm">
          <text:p text:style-name="P4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1.858cm" svg:y1="36.559cm" svg:x2="122.593cm" svg:y2="34.655cm" draw:start-shape="id10" draw:start-glue-point="4" draw:end-shape="id9" draw:end-glue-point="2" svg:d="M121858 36559v-952h735v-952" svg:viewBox="0 0 736 1905">
          <text:p/>
        </draw:connector>
        <draw:custom-shape draw:style-name="gr13" draw:text-style-name="P12" xml:id="id12" draw:id="id12" draw:layer="layout" svg:width="6.033cm" svg:height="2.857cm" svg:x="125.677cm" svg:y="36.56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1" draw:id="id11" draw:layer="layout" svg:width="6.033cm" svg:height="2.857cm" svg:x="138.272cm" svg:y="36.537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1.288cm" svg:y1="34.649cm" svg:x2="141.289cm" svg:y2="36.537cm" draw:start-shape="id8" draw:start-glue-point="2" draw:end-shape="id11" draw:end-glue-point="4" svg:d="M141288 34649v944h1v944" svg:viewBox="0 0 2 1889">
          <text:p/>
        </draw:connector>
        <draw:connector draw:style-name="gr9" draw:text-style-name="P6" draw:layer="layout" svg:x1="128.694cm" svg:y1="36.56cm" svg:x2="122.593cm" svg:y2="34.655cm" draw:start-shape="id12" draw:start-glue-point="4" draw:end-shape="id9" draw:end-glue-point="2" svg:d="M128694 36560v-953h-6101v-952" svg:viewBox="0 0 6102 1906">
          <text:p/>
        </draw:connector>
        <draw:custom-shape draw:style-name="gr14" draw:text-style-name="P4" xml:id="id13" draw:id="id13" draw:layer="layout" svg:width="3.175cm" svg:height="1.588cm" svg:x="126.312cm" svg:y="43.227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14" draw:id="id14" draw:layer="layout" svg:width="2.858cm" svg:height="1.588cm" svg:x="130.122cm" svg:y="43.227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27.899cm" svg:y1="43.227cm" svg:x2="128.694cm" svg:y2="39.417cm" draw:start-shape="id13" draw:start-glue-point="0" draw:end-shape="id12" draw:end-glue-point="8" svg:d="M127899 43227v-1905h795v-1905" svg:viewBox="0 0 796 3811">
          <text:p/>
        </draw:connector>
        <draw:connector draw:style-name="gr9" draw:text-style-name="P6" draw:layer="layout" svg:x1="131.551cm" svg:y1="43.227cm" svg:x2="128.694cm" svg:y2="39.417cm" draw:start-shape="id14" draw:start-glue-point="0" draw:end-shape="id12" draw:end-glue-point="8" svg:d="M131551 43227v-1905h-2857v-1905" svg:viewBox="0 0 2858 3811">
          <text:p/>
        </draw:connector>
        <draw:rect draw:style-name="gr10" draw:text-style-name="P4" xml:id="id15" draw:id="id15" draw:layer="layout" svg:width="4.68cm" svg:height="1.588cm" svg:x="119.527cm" svg:y="40.369cm">
          <text:p text:style-name="P6">Access name</text:p>
        </draw:rect>
        <draw:connector draw:style-name="gr9" draw:text-style-name="P6" draw:layer="layout" svg:x1="121.867cm" svg:y1="40.369cm" svg:x2="121.858cm" svg:y2="39.416cm" draw:start-shape="id15" draw:start-glue-point="0" draw:end-shape="id10" draw:end-glue-point="8" svg:d="M121867 40369v-476h-9v-477" svg:viewBox="0 0 10 954">
          <text:p/>
        </draw:connector>
        <draw:connector draw:style-name="gr9" draw:text-style-name="P6" draw:layer="layout" svg:x1="124.207cm" svg:y1="41.163cm" svg:x2="126.312cm" svg:y2="44.021cm" draw:start-shape="id15" draw:start-glue-point="1" draw:end-shape="id13" draw:end-glue-point="3" svg:d="M124207 41163h1052v2858h1053" svg:viewBox="0 0 2106 2859">
          <text:p/>
        </draw:connector>
        <draw:custom-shape draw:style-name="gr16" draw:text-style-name="P4" xml:id="id22" draw:id="id22" draw:layer="layout" svg:width="5.08cm" svg:height="4.127cm" svg:x="143.14cm" svg:y="40.423cm">
          <text:p text:style-name="P4">Add to class</text:p>
          <text:p text:style-name="P4">environment </text:p>
          <text:p text:style-name="P4">OR</text:p>
          <text:p text:style-name="P4">Class.varname</text:p>
          <draw:enhanced-geometry svg:viewBox="0 0 21600 21600" draw:type="rectangle" draw:enhanced-path="M 0 0 L 21600 0 21600 21600 0 21600 0 0 Z N"/>
        </draw:custom-shape>
        <draw:custom-shape draw:style-name="gr14" draw:text-style-name="P4" xml:id="id16" draw:id="id16" draw:layer="layout" svg:width="3.175cm" svg:height="1.588cm" svg:x="136.802cm" svg:y="40.864cm">
          <text:p text:style-name="P4">How to acc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41.289cm" svg:y1="39.394cm" svg:x2="138.389cm" svg:y2="40.864cm" draw:end-shape="id16" draw:end-glue-point="0" svg:d="M141289 39394v485h-2900v985" svg:viewBox="0 0 2901 1471">
          <text:p/>
        </draw:connector>
        <draw:custom-shape draw:style-name="gr17" draw:text-style-name="P4" xml:id="id17" draw:id="id17" draw:layer="layout" svg:width="6.132cm" svg:height="1.905cm" svg:x="135.32cm" svg:y="43.862cm">
          <text:p text:style-name="P4">offset from class addr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38.389cm" svg:y1="42.452cm" svg:x2="138.386cm" svg:y2="43.862cm" draw:start-shape="id16" draw:start-glue-point="2" draw:end-shape="id17" draw:end-glue-point="0" svg:d="M138389 42452v705h-3v705" svg:viewBox="0 0 4 1411">
          <text:p/>
        </draw:connector>
        <draw:custom-shape draw:style-name="gr13" draw:text-style-name="P12" xml:id="id21" draw:id="id21" draw:layer="layout" svg:width="6.033cm" svg:height="2.857cm" svg:x="138.272cm" svg:y="36.537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8.255cm" svg:height="3.175cm" svg:x="107.045cm" svg:y="43.227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19" draw:text-style-name="P11" xml:id="id25" draw:id="id25" draw:layer="layout" svg:width="5.715cm" svg:height="2.857cm" svg:x="100.377cm" svg:y="46.355cm">
          <text:p text:style-name="P4">allocate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9" draw:id="id19" draw:layer="layout" svg:width="6.033cm" svg:height="2.857cm" svg:x="107.363cm" svg:y="37.83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8" draw:id="id18" draw:layer="layout" svg:width="3.175cm" svg:height="1.588cm" svg:x="107.998cm" svg:y="44.497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20" draw:id="id20" draw:layer="layout" svg:width="2.858cm" svg:height="1.588cm" svg:x="111.808cm" svg:y="44.497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09.585cm" svg:y1="44.497cm" svg:x2="110.38cm" svg:y2="40.687cm" draw:start-shape="id18" draw:start-glue-point="0" draw:end-shape="id19" draw:end-glue-point="8" svg:d="M109585 44497v-1905h795v-1905" svg:viewBox="0 0 796 3811">
          <text:p/>
        </draw:connector>
        <draw:connector draw:style-name="gr9" draw:text-style-name="P6" draw:layer="layout" svg:x1="113.237cm" svg:y1="44.497cm" svg:x2="110.38cm" svg:y2="40.687cm" draw:start-shape="id20" draw:start-glue-point="0" draw:end-shape="id19" draw:end-glue-point="8" svg:d="M113237 44497v-1905h-2857v-1905" svg:viewBox="0 0 2858 3811">
          <text:p/>
        </draw:connector>
        <draw:custom-shape draw:style-name="gr20" draw:text-style-name="P11" draw:layer="layout" svg:width="6.033cm" svg:height="2.857cm" svg:x="137.207cm" svg:y="9.137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137.207cm" svg:y="12.429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26" draw:id="id26" draw:layer="layout" svg:width="5.532cm" svg:height="2.269cm" svg:x="100.46cm" svg:y="50.483cm">
          <text:p text:style-name="P4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10.378cm" svg:y1="34.655cm" svg:x2="110.38cm" svg:y2="37.83cm" draw:start-shape="id7" draw:start-glue-point="2" draw:end-shape="id19" draw:end-glue-point="4" svg:d="M110378 34655v1587h2v1588" svg:viewBox="0 0 3 3176">
          <text:p/>
        </draw:connector>
        <draw:custom-shape draw:style-name="gr13" draw:text-style-name="P12" xml:id="id23" draw:id="id23" draw:layer="layout" svg:width="6.033cm" svg:height="2.857cm" svg:x="149.272cm" svg:y="31.4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1.289cm" svg:y1="39.394cm" svg:x2="145.68cm" svg:y2="40.423cm" draw:start-shape="id21" draw:start-glue-point="8" draw:end-shape="id22" draw:end-glue-point="0" svg:d="M141289 39394v514h4391v515" svg:viewBox="0 0 4392 1030">
          <text:p/>
        </draw:connector>
        <draw:connector draw:style-name="gr22" draw:text-style-name="P13" draw:layer="layout" svg:x1="148.22cm" svg:y1="42.486cm" svg:x2="149.272cm" svg:y2="32.908cm" draw:start-shape="id22" draw:start-glue-point="1" draw:end-shape="id23" draw:end-glue-point="6" svg:d="M148220 42486h526v-9578h526" svg:viewBox="0 0 1053 9579">
          <text:p/>
        </draw:connector>
        <draw:connector draw:style-name="gr9" draw:text-style-name="P6" draw:layer="layout" svg:x1="152.288cm" svg:y1="30.21cm" svg:x2="152.289cm" svg:y2="31.48cm" draw:start-shape="id6" draw:start-glue-point="2" draw:end-shape="id23" draw:end-glue-point="4" svg:d="M152288 30210v635h1v635" svg:viewBox="0 0 2 1271">
          <text:p/>
        </draw:connector>
        <draw:custom-shape draw:style-name="gr23" draw:text-style-name="P14" xml:id="id24" draw:id="id24" draw:layer="layout" svg:width="6.35cm" svg:height="2.857cm" svg:x="155.94cm" svg:y="31.48cm">
          <text:p text:style-name="P4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6.35cm" svg:height="2.857cm" svg:x="137.207cm" svg:y="15.605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2.288cm" svg:y1="30.21cm" svg:x2="159.115cm" svg:y2="31.48cm" draw:start-shape="id6" draw:start-glue-point="2" draw:end-shape="id24" draw:end-glue-point="4" svg:d="M152288 30210v635h6827v635" svg:viewBox="0 0 6828 1271">
          <text:p/>
        </draw:connector>
        <draw:connector draw:style-name="gr9" draw:text-style-name="P6" draw:layer="layout" svg:x1="103.234cm" svg:y1="49.212cm" svg:x2="103.226cm" svg:y2="50.483cm" draw:start-shape="id25" draw:start-glue-point="8" draw:end-shape="id26" draw:end-glue-point="4" svg:d="M103234 49212v635h-8v636" svg:viewBox="0 0 9 1272">
          <text:p/>
        </draw:connector>
        <draw:custom-shape draw:style-name="gr23" draw:text-style-name="P14" xml:id="id27" draw:id="id27" draw:layer="layout" svg:width="6.35cm" svg:height="2.857cm" svg:x="100.06cm" svg:y="41.875cm">
          <text:p text:style-name="P4">get temporary</text:p>
          <text:p text:style-name="P4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line-skew="-2.023cm" svg:x1="103.235cm" svg:y1="41.875cm" svg:x2="110.378cm" svg:y2="34.655cm" draw:start-shape="id27" draw:start-glue-point="4" draw:end-shape="id7" draw:end-glue-point="2" svg:d="M103235 41875v-5633h7143v-1587" svg:viewBox="0 0 7144 7221">
          <text:p/>
        </draw:connector>
        <draw:connector draw:style-name="gr9" draw:text-style-name="P6" draw:layer="layout" svg:x1="103.235cm" svg:y1="44.732cm" svg:x2="103.234cm" svg:y2="46.355cm" draw:start-shape="id27" draw:start-glue-point="8" draw:end-shape="id25" draw:end-glue-point="4" svg:d="M103235 44732v811h-1v812" svg:viewBox="0 0 2 1624">
          <text:p/>
        </draw:connector>
        <draw:connector draw:style-name="gr9" draw:text-style-name="P6" draw:layer="layout" svg:x1="103.235cm" svg:y1="44.732cm" svg:x2="107.998cm" svg:y2="45.291cm" draw:start-shape="id27" draw:start-glue-point="8" draw:end-shape="id18" draw:end-glue-point="3" svg:d="M103235 44732v559h4763" svg:viewBox="0 0 4764 560">
          <text:p/>
        </draw:connector>
        <draw:rect draw:style-name="gr24" draw:text-style-name="P4" xml:id="id36" draw:id="id36" draw:layer="layout" svg:width="4.128cm" svg:height="2.223cm" svg:x="189.377cm" svg:y="36.559cm">
          <text:p text:style-name="P6">GlobalFunc</text:p>
        </draw:rect>
        <draw:rect draw:style-name="gr24" draw:text-style-name="P4" xml:id="id30" draw:id="id30" draw:layer="layout" svg:width="4.128cm" svg:height="2.223cm" svg:x="165.681cm" svg:y="36.559cm">
          <text:p text:style-name="P6">ClassFunc</text:p>
        </draw:rect>
        <draw:rect draw:style-name="gr24" draw:text-style-name="P4" xml:id="id44" draw:id="id44" draw:layer="layout" svg:width="4.128cm" svg:height="2.223cm" svg:x="195.727cm" svg:y="36.559cm">
          <text:p text:style-name="P6">LocalFunc??</text:p>
        </draw:rect>
        <draw:custom-shape draw:style-name="gr25" draw:text-style-name="P4" xml:id="id29" draw:id="id29" draw:layer="layout" svg:width="5.615cm" svg:height="4.127cm" svg:x="161.972cm" svg:y="44.18cm">
          <text:p text:style-name="P4">Add to class</text:p>
          <text:p text:style-name="P4">environment </text:p>
          <text:p text:style-name="P4">OR</text:p>
          <text:p text:style-name="P4">Class.funcName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8" draw:id="id28" draw:layer="layout" svg:width="6.033cm" svg:height="2.857cm" svg:x="164.729cm" svg:y="39.73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746cm" svg:y1="42.592cm" svg:x2="164.779cm" svg:y2="44.18cm" draw:start-shape="id28" draw:start-glue-point="8" draw:end-shape="id29" draw:end-glue-point="0" svg:d="M167746 42592v794h-2967v794" svg:viewBox="0 0 2968 1589">
          <text:p/>
        </draw:connector>
        <draw:connector draw:style-name="gr26" draw:text-style-name="P6" draw:layer="layout" svg:x1="167.745cm" svg:y1="38.782cm" svg:x2="167.746cm" svg:y2="39.735cm" draw:start-shape="id30" draw:start-glue-point="2" draw:end-shape="id28" draw:end-glue-point="4" svg:d="M167745 38782v476h1v477" svg:viewBox="0 0 2 954">
          <text:p/>
        </draw:connector>
        <draw:custom-shape draw:style-name="gr27" draw:text-style-name="P4" xml:id="id31" draw:id="id31" draw:layer="layout" svg:width="4.445cm" svg:height="1.588cm" svg:x="169.44cm" svg:y="44.179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167.746cm" svg:y1="42.592cm" svg:x2="171.662cm" svg:y2="44.179cm" draw:start-shape="id28" draw:start-glue-point="8" draw:end-shape="id31" draw:end-glue-point="0" svg:d="M167746 42592v794h3916v793" svg:viewBox="0 0 3917 1588">
          <text:p/>
        </draw:connector>
        <draw:custom-shape draw:style-name="gr28" draw:text-style-name="P14" xml:id="id32" draw:id="id32" draw:layer="layout" svg:width="5.832cm" svg:height="2.857cm" svg:x="168.74cm" svg:y="46.402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171.662cm" svg:y1="45.767cm" svg:x2="171.656cm" svg:y2="46.402cm" draw:start-shape="id31" draw:start-glue-point="2" draw:end-shape="id32" draw:end-glue-point="4" svg:d="M171662 45767v317h-6v318" svg:viewBox="0 0 7 636">
          <text:p/>
        </draw:connector>
        <draw:custom-shape draw:style-name="gr12" draw:text-style-name="P11" xml:id="id33" draw:id="id33" draw:layer="layout" svg:width="5.933cm" svg:height="2.857cm" svg:x="176.894cm" svg:y="40.052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167.745cm" svg:y1="38.782cm" svg:x2="179.86cm" svg:y2="40.052cm" draw:start-shape="id30" draw:start-glue-point="2" draw:end-shape="id33" draw:end-glue-point="4" svg:d="M167745 38782v635h12115v635" svg:viewBox="0 0 12116 1271">
          <text:p/>
        </draw:connector>
        <draw:connector draw:style-name="gr29" draw:text-style-name="P13" draw:layer="layout" svg:x1="174.572cm" svg:y1="47.83cm" svg:x2="176.894cm" svg:y2="41.48cm" draw:start-shape="id32" draw:start-glue-point="10" draw:end-shape="id33" draw:end-glue-point="6" svg:d="M174572 47830h1161v-6350h1161" svg:viewBox="0 0 2323 6351">
          <text:p/>
        </draw:connector>
        <draw:custom-shape draw:style-name="gr30" draw:text-style-name="P4" xml:id="id34" draw:id="id34" draw:layer="layout" svg:width="4.845cm" svg:height="1.588cm" svg:x="177.429cm" svg:y="44.814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179.86cm" svg:y1="42.909cm" svg:x2="179.851cm" svg:y2="44.814cm" draw:start-shape="id33" draw:start-glue-point="8" draw:end-shape="id34" draw:end-glue-point="0" svg:d="M179860 42909v953h-9v952" svg:viewBox="0 0 10 1906">
          <text:p/>
        </draw:connector>
        <draw:custom-shape draw:style-name="gr31" draw:text-style-name="P16" xml:id="id35" draw:id="id35" draw:layer="layout" svg:width="6.35cm" svg:height="3.175cm" svg:x="176.677cm" svg:y="47.35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179.851cm" svg:y1="46.402cm" svg:x2="179.852cm" svg:y2="47.354cm" draw:start-shape="id34" draw:start-glue-point="2" draw:end-shape="id35" draw:end-glue-point="4" svg:d="M179851 46402v476h1v476" svg:viewBox="0 0 2 953">
          <text:p/>
        </draw:connector>
        <draw:custom-shape draw:style-name="gr32" draw:text-style-name="P16" draw:layer="layout" svg:width="6.985cm" svg:height="3.175cm" svg:x="136.89cm" svg:y="19.097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3" draw:layer="layout" svg:x1="161.972cm" svg:y1="46.243cm" svg:x2="152.289cm" svg:y2="34.337cm" draw:start-shape="id29" draw:start-glue-point="3" draw:end-shape="id23" draw:end-glue-point="8" svg:d="M161972 46243h-9683v-11906" svg:viewBox="0 0 9684 11907">
          <text:p/>
        </draw:connector>
        <draw:custom-shape draw:style-name="gr13" draw:text-style-name="P12" xml:id="id37" draw:id="id37" draw:layer="layout" svg:width="6.033cm" svg:height="2.857cm" svg:x="188.424cm" svg:y="42.27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191.441cm" svg:y1="38.782cm" svg:x2="191.441cm" svg:y2="42.275cm" draw:start-shape="id36" draw:start-glue-point="2" draw:end-shape="id37" draw:end-glue-point="4" svg:d="M191441 38782v3493" svg:viewBox="0 0 1 3494">
          <text:p/>
        </draw:connector>
        <draw:custom-shape draw:style-name="gr27" draw:text-style-name="P4" xml:id="id38" draw:id="id38" draw:layer="layout" svg:width="4.445cm" svg:height="1.588cm" svg:x="189.208cm" svg:y="46.719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191.441cm" svg:y1="45.132cm" svg:x2="191.43cm" svg:y2="46.719cm" draw:start-shape="id37" draw:start-glue-point="8" draw:end-shape="id38" draw:end-glue-point="0" svg:d="M191441 45132v794h-11v793" svg:viewBox="0 0 12 1588">
          <text:p/>
        </draw:connector>
        <draw:custom-shape draw:style-name="gr28" draw:text-style-name="P14" xml:id="id39" draw:id="id39" draw:layer="layout" svg:width="5.832cm" svg:height="2.857cm" svg:x="188.508cm" svg:y="48.942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191.43cm" svg:y1="48.307cm" svg:x2="191.424cm" svg:y2="48.942cm" draw:start-shape="id38" draw:start-glue-point="2" draw:end-shape="id39" draw:end-glue-point="4" svg:d="M191430 48307v317h-6v318" svg:viewBox="0 0 7 636">
          <text:p/>
        </draw:connector>
        <draw:custom-shape draw:style-name="gr12" draw:text-style-name="P11" xml:id="id40" draw:id="id40" draw:layer="layout" svg:width="5.933cm" svg:height="2.857cm" svg:x="196.144cm" svg:y="42.275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191.441cm" svg:y1="38.782cm" svg:x2="199.11cm" svg:y2="42.275cm" draw:start-shape="id36" draw:start-glue-point="2" draw:end-shape="id40" draw:end-glue-point="4" svg:d="M191441 38782v1746h7669v1747" svg:viewBox="0 0 7670 3494">
          <text:p/>
        </draw:connector>
        <draw:connector draw:style-name="gr29" draw:text-style-name="P13" draw:layer="layout" svg:x1="194.34cm" svg:y1="50.37cm" svg:x2="196.144cm" svg:y2="43.703cm" draw:start-shape="id39" draw:start-glue-point="10" draw:end-shape="id40" draw:end-glue-point="6" svg:d="M194340 50370h902v-6667h902" svg:viewBox="0 0 1805 6668">
          <text:p/>
        </draw:connector>
        <draw:custom-shape draw:style-name="gr30" draw:text-style-name="P4" xml:id="id41" draw:id="id41" draw:layer="layout" svg:width="4.845cm" svg:height="1.588cm" svg:x="196.679cm" svg:y="47.037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199.11cm" svg:y1="45.132cm" svg:x2="199.101cm" svg:y2="47.037cm" draw:start-shape="id40" draw:start-glue-point="8" draw:end-shape="id41" draw:end-glue-point="0" svg:d="M199110 45132v953h-9v952" svg:viewBox="0 0 10 1906">
          <text:p/>
        </draw:connector>
        <draw:custom-shape draw:style-name="gr31" draw:text-style-name="P16" xml:id="id42" draw:id="id42" draw:layer="layout" svg:width="6.35cm" svg:height="3.175cm" svg:x="195.927cm" svg:y="49.57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199.101cm" svg:y1="48.625cm" svg:x2="199.102cm" svg:y2="49.577cm" draw:start-shape="id41" draw:start-glue-point="2" draw:end-shape="id42" draw:end-glue-point="4" svg:d="M199101 48625v476h1v476" svg:viewBox="0 0 2 953">
          <text:p/>
        </draw:connector>
        <draw:custom-shape draw:style-name="gr23" draw:text-style-name="P14" xml:id="id43" draw:id="id43" draw:layer="layout" svg:width="6.35cm" svg:height="2.857cm" svg:x="168.74cm" svg:y="31.163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171.914cm" svg:y1="30.21cm" svg:x2="171.915cm" svg:y2="31.163cm" draw:start-shape="id5" draw:start-glue-point="2" draw:end-shape="id43" draw:end-glue-point="4" svg:d="M171914 30210v476h1v477" svg:viewBox="0 0 2 954">
          <text:p/>
        </draw:connector>
        <draw:connector draw:style-name="gr34" draw:text-style-name="P1" draw:layer="layout" svg:x1="171.915cm" svg:y1="34.02cm" svg:x2="167.745cm" svg:y2="36.559cm" draw:start-shape="id43" draw:start-glue-point="8" draw:end-shape="id30" draw:end-glue-point="0" svg:d="M171915 34020v1270h-4170v1269" svg:viewBox="0 0 4171 2540">
          <text:p text:style-name="P7">in class</text:p>
        </draw:connector>
        <draw:connector draw:style-name="gr26" draw:text-style-name="P6" draw:layer="layout" svg:x1="171.915cm" svg:y1="34.02cm" svg:x2="191.441cm" svg:y2="36.559cm" draw:start-shape="id43" draw:start-glue-point="8" draw:end-shape="id36" draw:end-glue-point="0" svg:d="M171915 34020v1270h19526v1269" svg:viewBox="0 0 19527 2540">
          <text:p/>
        </draw:connector>
        <draw:connector draw:style-name="gr26" draw:text-style-name="P6" draw:layer="layout" svg:x1="171.915cm" svg:y1="34.02cm" svg:x2="197.791cm" svg:y2="36.559cm" draw:start-shape="id43" draw:start-glue-point="8" draw:end-shape="id44" draw:end-glue-point="0" svg:d="M171915 34020v1270h25876v1269" svg:viewBox="0 0 25877 2540">
          <text:p/>
        </draw:connector>
        <draw:custom-shape draw:style-name="gr31" draw:text-style-name="P16" xml:id="id45" draw:id="id45" draw:layer="layout" svg:width="6.35cm" svg:height="3.175cm" svg:x="155.94cm" svg:y="34.97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159.115cm" svg:y1="34.337cm" svg:x2="159.115cm" svg:y2="34.972cm" draw:start-shape="id24" draw:start-glue-point="8" draw:end-shape="id45" draw:end-glue-point="4" svg:d="M159115 34337v635" svg:viewBox="0 0 1 636">
          <text:p/>
        </draw:connector>
        <draw:custom-shape draw:style-name="gr5" draw:text-style-name="P4" xml:id="id46" draw:id="id46" draw:layer="layout" svg:width="6.032cm" svg:height="2.54cm" svg:x="87.125cm" svg:y="25.141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81.168cm" svg:y1="23.225cm" svg:x2="90.141cm" svg:y2="25.141cm" draw:start-shape="id1" draw:start-glue-point="2" draw:end-shape="id46" draw:end-glue-point="0" svg:d="M81168 23225v958h8973v958" svg:viewBox="0 0 8974 1917">
          <text:p/>
        </draw:connector>
        <draw:custom-shape draw:style-name="gr5" draw:text-style-name="P4" xml:id="id47" draw:id="id47" draw:layer="layout" svg:width="6.032cm" svg:height="2.54cm" svg:x="79.416cm" svg:y="25.177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81.168cm" svg:y1="23.225cm" svg:x2="82.432cm" svg:y2="25.177cm" draw:start-shape="id1" draw:start-glue-point="2" draw:end-shape="id47" draw:end-glue-point="0" svg:d="M81168 23225v976h1264v976" svg:viewBox="0 0 1265 1953">
          <text:p/>
        </draw:connector>
        <draw:custom-shape draw:style-name="gr5" draw:text-style-name="P4" xml:id="id48" draw:id="id48" draw:layer="layout" svg:width="6.032cm" svg:height="2.54cm" svg:x="65.135cm" svg:y="25.13cm">
          <text:p text:style-name="P4">assign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68.151cm" svg:y1="25.13cm" svg:x2="81.168cm" svg:y2="23.225cm" draw:start-shape="id48" draw:start-glue-point="0" draw:end-shape="id1" draw:end-glue-point="2" svg:d="M68151 25130v-952h13017v-953" svg:viewBox="0 0 13018 1906">
          <text:p/>
        </draw:connector>
        <draw:custom-shape draw:style-name="gr35" draw:text-style-name="P16" xml:id="id49" draw:id="id49" draw:layer="layout" svg:width="7.503cm" svg:height="3.175cm" svg:x="68.227cm" svg:y="29.24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68.151cm" svg:y1="27.67cm" svg:x2="71.979cm" svg:y2="29.24cm" draw:start-shape="id48" draw:start-glue-point="2" draw:end-shape="id49" draw:end-glue-point="4" svg:d="M68151 27670v785h3828v785" svg:viewBox="0 0 3829 1571">
          <text:p/>
        </draw:connector>
        <draw:custom-shape draw:style-name="gr36" draw:text-style-name="P12" xml:id="id50" draw:id="id50" draw:layer="layout" svg:width="6.033cm" svg:height="3.174cm" svg:x="61.007cm" svg:y="29.258cm">
          <text:p text:style-name="P4">Get storage location of 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64.024cm" svg:y1="29.258cm" svg:x2="68.151cm" svg:y2="27.67cm" draw:start-shape="id50" draw:start-glue-point="4" draw:end-shape="id48" draw:end-glue-point="2" svg:d="M64024 29258v-794h4127v-794" svg:viewBox="0 0 4128 1589">
          <text:p/>
        </draw:connector>
        <draw:custom-shape draw:style-name="gr12" draw:text-style-name="P11" xml:id="id51" draw:id="id51" draw:layer="layout" svg:width="5.933cm" svg:height="2.857cm" svg:x="64.917cm" svg:y="34.655cm">
          <text:p text:style-name="P4">Write assign</text:p>
          <text:p text:style-name="P4">i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71.979cm" svg:y1="32.415cm" svg:x2="67.883cm" svg:y2="34.655cm" draw:start-shape="id49" draw:start-glue-point="6" draw:end-shape="id51" draw:end-glue-point="4" svg:d="M71979 32415v1120h-4096v1120" svg:viewBox="0 0 4097 2241">
          <text:p text:style-name="P6">where result</text:p>
          <text:p text:style-name="P6">is stored</text:p>
        </draw:connector>
        <draw:connector draw:style-name="gr9" draw:text-style-name="P6" draw:layer="layout" svg:x1="64.024cm" svg:y1="32.432cm" svg:x2="67.883cm" svg:y2="34.655cm" draw:start-shape="id50" draw:start-glue-point="8" draw:end-shape="id51" draw:end-glue-point="4" svg:d="M64024 32432v1112h3859v1111" svg:viewBox="0 0 3860 2224">
          <text:p/>
        </draw:connector>
        <draw:custom-shape draw:style-name="gr35" draw:text-style-name="P16" xml:id="id52" draw:id="id52" draw:layer="layout" svg:width="7.503cm" svg:height="3.175cm" svg:x="78.67cm" svg:y="29.257cm">
          <text:p text:style-name="P4">jump to 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82.432cm" svg:y1="27.717cm" svg:x2="82.422cm" svg:y2="29.257cm" draw:start-shape="id47" draw:start-glue-point="2" draw:end-shape="id52" draw:end-glue-point="4" svg:d="M82432 27717v770h-10v770" svg:viewBox="0 0 11 1541">
          <text:p/>
        </draw:connector>
        <draw:custom-shape draw:style-name="gr5" draw:text-style-name="P4" xml:id="id53" draw:id="id53" draw:layer="layout" svg:width="6.032cm" svg:height="2.54cm" svg:x="50.53cm" svg:y="25.13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53.546cm" svg:y1="25.13cm" svg:x2="81.168cm" svg:y2="23.225cm" draw:start-shape="id53" draw:start-glue-point="0" draw:end-shape="id1" draw:end-glue-point="2" svg:d="M53546 25130v-952h27622v-953" svg:viewBox="0 0 27623 1906">
          <text:p/>
        </draw:connector>
        <draw:custom-shape draw:style-name="gr5" draw:text-style-name="P4" xml:id="id54" draw:id="id54" draw:layer="layout" svg:width="6.032cm" svg:height="2.54cm" svg:x="53.705cm" svg:y="28.94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53.546cm" svg:y1="27.67cm" svg:x2="56.721cm" svg:y2="28.94cm" draw:start-shape="id53" draw:start-glue-point="2" draw:end-shape="id54" draw:end-glue-point="0" svg:d="M53546 27670v635h3175v635" svg:viewBox="0 0 3176 1271">
          <text:p/>
        </draw:connector>
        <draw:custom-shape draw:style-name="gr35" draw:text-style-name="P16" xml:id="id57" draw:id="id57" draw:layer="layout" svg:width="7.503cm" svg:height="3.175cm" svg:x="52.97cm" svg:y="41.00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55" draw:id="id55" draw:layer="layout" svg:width="6.25cm" svg:height="2.857cm" svg:x="50.195cm" svg:y="46.771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xml:id="id56" draw:id="id56" draw:layer="layout" svg:width="6.833cm" svg:height="3.175cm" svg:x="49.895cm" svg:y="50.581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53.32cm" svg:y1="49.628cm" svg:x2="53.312cm" svg:y2="50.581cm" draw:start-shape="id55" draw:start-glue-point="8" draw:end-shape="id56" draw:end-glue-point="4" svg:d="M53320 49628v476h-8v477" svg:viewBox="0 0 9 954">
          <text:p/>
        </draw:connector>
        <draw:custom-shape draw:style-name="gr39" draw:text-style-name="P14" xml:id="id78" draw:id="id78" draw:layer="layout" svg:width="6.65cm" svg:height="2.857cm" svg:x="53.387cm" svg:y="32.567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58" draw:id="id58" draw:layer="layout" svg:width="6.65cm" svg:height="2.857cm" svg:x="58.485cm" svg:y="46.72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56.722cm" svg:y1="44.18cm" svg:x2="61.81cm" svg:y2="46.72cm" draw:start-shape="id57" draw:start-glue-point="6" draw:end-shape="id58" draw:end-glue-point="4" svg:d="M56722 44180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56.722cm" svg:y1="44.18cm" svg:x2="53.32cm" svg:y2="46.771cm" draw:start-shape="id57" draw:start-glue-point="6" draw:end-shape="id55" draw:end-glue-point="4" svg:d="M56722 44180v1295h-3402v1296" svg:viewBox="0 0 3403 2592">
          <text:p text:style-name="P6">no</text:p>
          <text:p text:style-name="P6"/>
        </draw:connector>
        <draw:custom-shape draw:style-name="gr40" draw:text-style-name="P17" xml:id="id64" draw:id="id64" draw:layer="layout" svg:width="6.75cm" svg:height="3.175cm" svg:x="66.722cm" svg:y="61.107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59" draw:id="id59" draw:layer="layout" svg:width="6.585cm" svg:height="2.857cm" svg:x="49.995cm" svg:y="54.392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53.312cm" svg:y1="53.756cm" svg:x2="53.288cm" svg:y2="54.392cm" draw:start-shape="id56" draw:start-glue-point="6" draw:end-shape="id59" draw:end-glue-point="4" svg:d="M53312 53756v318h-24v318" svg:viewBox="0 0 25 637">
          <text:p/>
        </draw:connector>
        <draw:custom-shape draw:style-name="gr37" draw:text-style-name="P11" xml:id="id60" draw:id="id60" draw:layer="layout" svg:width="6.25cm" svg:height="2.857cm" svg:x="58.685cm" svg:y="50.212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xml:id="id61" draw:id="id61" draw:layer="layout" svg:width="7.102cm" svg:height="3.175cm" svg:x="58.25cm" svg:y="54.02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61.81cm" svg:y1="53.069cm" svg:x2="61.801cm" svg:y2="54.022cm" draw:start-shape="id60" draw:start-glue-point="8" draw:end-shape="id61" draw:end-glue-point="4" svg:d="M61810 53069v476h-9v477" svg:viewBox="0 0 10 954">
          <text:p/>
        </draw:connector>
        <draw:connector draw:style-name="gr9" draw:text-style-name="P6" draw:layer="layout" svg:x1="61.81cm" svg:y1="49.577cm" svg:x2="61.81cm" svg:y2="50.212cm" draw:start-shape="id58" draw:start-glue-point="8" draw:end-shape="id60" draw:end-glue-point="4" svg:d="M61810 49577v635" svg:viewBox="0 0 1 636">
          <text:p/>
        </draw:connector>
        <draw:custom-shape draw:style-name="gr37" draw:text-style-name="P11" xml:id="id62" draw:id="id62" draw:layer="layout" svg:width="6.25cm" svg:height="2.857cm" svg:x="58.685cm" svg:y="57.832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61.801cm" svg:y1="57.197cm" svg:x2="61.81cm" svg:y2="57.832cm" draw:start-shape="id61" draw:start-glue-point="6" draw:end-shape="id62" draw:end-glue-point="4" svg:d="M61801 57197v317h9v318" svg:viewBox="0 0 10 636">
          <text:p/>
        </draw:connector>
        <draw:custom-shape draw:style-name="gr37" draw:text-style-name="P11" xml:id="id63" draw:id="id63" draw:layer="layout" svg:width="6.25cm" svg:height="2.857cm" svg:x="58.685cm" svg:y="61.324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61.81cm" svg:y1="60.689cm" svg:x2="61.81cm" svg:y2="61.324cm" draw:start-shape="id62" draw:start-glue-point="8" draw:end-shape="id63" draw:end-glue-point="4" svg:d="M61810 60689v635" svg:viewBox="0 0 1 636">
          <text:p/>
        </draw:connector>
        <draw:connector draw:style-name="gr10" draw:text-style-name="P4" draw:layer="layout" svg:x1="64.935cm" svg:y1="62.752cm" svg:x2="66.722cm" svg:y2="62.695cm" draw:start-shape="id63" draw:start-glue-point="10" draw:end-shape="id64" draw:end-glue-point="5" svg:d="M64935 62752h894v-57h893" svg:viewBox="0 0 1788 58">
          <text:p text:style-name="P6">elif</text:p>
          <text:p text:style-name="P6"/>
        </draw:connector>
        <draw:custom-shape draw:style-name="gr5" draw:text-style-name="P4" xml:id="id65" draw:id="id65" draw:layer="layout" svg:width="6.032cm" svg:height="2.54cm" svg:x="53.705cm" svg:y="37.295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70.097cm" svg:y1="61.107cm" svg:x2="59.737cm" svg:y2="38.565cm" draw:start-shape="id64" draw:start-glue-point="4" draw:end-shape="id65" draw:end-glue-point="1" svg:d="M70097 61107v-22542h-10360" svg:viewBox="0 0 10361 22543">
          <text:p/>
        </draw:connector>
        <draw:custom-shape draw:style-name="gr44" draw:text-style-name="P17" xml:id="id66" draw:id="id66" draw:layer="layout" svg:width="7.102cm" svg:height="3.175cm" svg:x="58.25cm" svg:y="64.91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61.81cm" svg:y1="64.181cm" svg:x2="61.801cm" svg:y2="64.917cm" draw:start-shape="id63" draw:start-glue-point="8" draw:end-shape="id66" draw:end-glue-point="4" svg:d="M61810 64181v368h-9v368" svg:viewBox="0 0 10 737">
          <text:p/>
        </draw:connector>
        <draw:custom-shape draw:style-name="gr41" draw:text-style-name="P11" xml:id="id67" draw:id="id67" draw:layer="layout" svg:width="6.585cm" svg:height="2.857cm" svg:x="58.55cm" svg:y="68.945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61.801cm" svg:y1="68.092cm" svg:x2="61.843cm" svg:y2="68.945cm" draw:start-shape="id66" draw:start-glue-point="6" draw:end-shape="id67" draw:end-glue-point="4" svg:d="M61801 68092v426h42v427" svg:viewBox="0 0 43 854">
          <text:p/>
        </draw:connector>
        <draw:custom-shape draw:style-name="gr5" draw:text-style-name="P4" xml:id="id68" draw:id="id68" draw:layer="layout" svg:width="6.032cm" svg:height="2.54cm" svg:x="40.37cm" svg:y="28.94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43.386cm" svg:y1="28.94cm" svg:x2="53.546cm" svg:y2="27.67cm" draw:start-shape="id68" draw:start-glue-point="0" draw:end-shape="id53" draw:end-glue-point="2" svg:d="M43386 28940v-635h10160v-635" svg:viewBox="0 0 10161 1271">
          <text:p/>
        </draw:connector>
        <draw:custom-shape draw:style-name="gr39" draw:text-style-name="P14" xml:id="id69" draw:id="id69" draw:layer="layout" svg:width="6.65cm" svg:height="2.857cm" svg:x="40.07cm" svg:y="32.432cm">
          <text:p text:style-name="P4">get where return i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xml:id="id70" draw:id="id70" draw:layer="layout" svg:width="7.738cm" svg:height="3.175cm" svg:x="39.517cm" svg:y="36.125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43.386cm" svg:y1="31.48cm" svg:x2="43.395cm" svg:y2="32.432cm" draw:start-shape="id68" draw:start-glue-point="2" draw:end-shape="id69" draw:end-glue-point="4" svg:d="M43386 31480v476h9v476" svg:viewBox="0 0 10 953">
          <text:p/>
        </draw:connector>
        <draw:connector draw:style-name="gr9" draw:text-style-name="P6" draw:layer="layout" svg:x1="43.395cm" svg:y1="35.289cm" svg:x2="43.386cm" svg:y2="36.125cm" draw:start-shape="id69" draw:start-glue-point="8" draw:end-shape="id70" draw:end-glue-point="4" svg:d="M43395 35289v418h-9v418" svg:viewBox="0 0 10 837">
          <text:p/>
        </draw:connector>
        <draw:custom-shape draw:style-name="gr37" draw:text-style-name="P11" xml:id="id71" draw:id="id71" draw:layer="layout" svg:width="6.25cm" svg:height="2.857cm" svg:x="40.27cm" svg:y="40.053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43.386cm" svg:y1="39.3cm" svg:x2="43.395cm" svg:y2="40.053cm" draw:start-shape="id70" draw:start-glue-point="6" draw:end-shape="id71" draw:end-glue-point="4" svg:d="M43386 39300v376h9v377" svg:viewBox="0 0 10 754">
          <text:p/>
        </draw:connector>
        <draw:custom-shape draw:style-name="gr5" draw:text-style-name="P4" xml:id="id72" draw:id="id72" draw:layer="layout" svg:width="6.032cm" svg:height="2.54cm" svg:x="31.163cm" svg:y="28.94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34.179cm" svg:y1="28.94cm" svg:x2="53.546cm" svg:y2="27.67cm" draw:start-shape="id72" draw:start-glue-point="0" draw:end-shape="id53" draw:end-glue-point="2" svg:d="M34179 28940v-635h19367v-635" svg:viewBox="0 0 19368 1271">
          <text:p/>
        </draw:connector>
        <draw:custom-shape draw:style-name="gr39" draw:text-style-name="P14" xml:id="id73" draw:id="id73" draw:layer="layout" svg:width="6.65cm" svg:height="2.857cm" svg:x="30.845cm" svg:y="32.115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.179cm" svg:y1="31.48cm" svg:x2="34.17cm" svg:y2="32.115cm" draw:start-shape="id72" draw:start-glue-point="2" draw:end-shape="id73" draw:end-glue-point="4" svg:d="M34179 31480v317h-9v318" svg:viewBox="0 0 10 636">
          <text:p/>
        </draw:connector>
        <draw:custom-shape draw:style-name="gr46" draw:text-style-name="P17" xml:id="id79" draw:id="id79" draw:layer="layout" svg:width="7.085cm" svg:height="3.175cm" svg:x="30.627cm" svg:y="61.97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75" draw:id="id75" draw:layer="layout" svg:width="6.885cm" svg:height="2.857cm" svg:x="30.727cm" svg:y="51.299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74" draw:id="id74" draw:layer="layout" svg:width="6.467cm" svg:height="2.857cm" svg:x="30.945cm" svg:y="54.756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.179cm" svg:y1="54.756cm" svg:x2="34.17cm" svg:y2="54.156cm" draw:start-shape="id74" draw:start-glue-point="4" draw:end-shape="id75" draw:end-glue-point="8" svg:d="M34179 54756v-300h-9v-300" svg:viewBox="0 0 10 601">
          <text:p/>
        </draw:connector>
        <draw:custom-shape draw:style-name="gr48" draw:text-style-name="P11" xml:id="id77" draw:id="id77" draw:layer="layout" svg:width="6.467cm" svg:height="2.857cm" svg:x="30.945cm" svg:y="35.607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76" draw:id="id76" draw:layer="layout" svg:width="7.503cm" svg:height="3.175cm" svg:x="30.427cm" svg:y="39.282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34.179cm" svg:y1="39.282cm" svg:x2="34.179cm" svg:y2="38.464cm" draw:start-shape="id76" draw:start-glue-point="4" draw:end-shape="id77" draw:end-glue-point="8" svg:d="M34179 39282v-818" svg:viewBox="0 0 1 819">
          <text:p/>
        </draw:connector>
        <draw:connector draw:style-name="gr9" draw:text-style-name="P6" draw:layer="layout" svg:x1="56.712cm" svg:y1="32.567cm" svg:x2="56.721cm" svg:y2="31.48cm" draw:start-shape="id78" draw:start-glue-point="4" draw:end-shape="id54" draw:end-glue-point="2" svg:d="M56712 32567v-544h9v-543" svg:viewBox="0 0 10 1088">
          <text:p/>
        </draw:connector>
        <draw:connector draw:style-name="gr9" draw:text-style-name="P6" draw:layer="layout" svg:x1="56.721cm" svg:y1="37.295cm" svg:x2="56.712cm" svg:y2="35.424cm" draw:start-shape="id65" draw:start-glue-point="0" draw:end-shape="id78" draw:end-glue-point="8" svg:d="M56721 37295v-935h-9v-936" svg:viewBox="0 0 10 1872">
          <text:p/>
        </draw:connector>
        <draw:connector draw:style-name="gr9" draw:text-style-name="P6" draw:layer="layout" svg:x1="56.722cm" svg:y1="41.005cm" svg:x2="56.721cm" svg:y2="39.835cm" draw:start-shape="id57" draw:start-glue-point="4" draw:end-shape="id65" draw:end-glue-point="2" svg:d="M56722 41005v-585h-1v-585" svg:viewBox="0 0 2 1171">
          <text:p/>
        </draw:connector>
        <draw:custom-shape draw:style-name="gr37" draw:text-style-name="P11" xml:id="id89" draw:id="id89" draw:layer="layout" svg:width="6.25cm" svg:height="2.857cm" svg:x="31.062cm" svg:y="47.489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80" draw:id="id80" draw:layer="layout" svg:width="6.65cm" svg:height="2.857cm" svg:x="30.862cm" svg:y="58.249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.17cm" svg:y1="61.974cm" svg:x2="34.187cm" svg:y2="61.106cm" draw:start-shape="id79" draw:start-glue-point="4" draw:end-shape="id80" draw:end-glue-point="8" svg:d="M34170 61974v-434h17v-434" svg:viewBox="0 0 18 869">
          <text:p/>
        </draw:connector>
        <draw:connector draw:style-name="gr9" draw:text-style-name="P6" draw:layer="layout" svg:x1="34.179cm" svg:y1="57.613cm" svg:x2="34.187cm" svg:y2="58.249cm" draw:start-shape="id74" draw:start-glue-point="8" draw:end-shape="id80" draw:end-glue-point="4" svg:d="M34179 57613v318h8v318" svg:viewBox="0 0 9 637">
          <text:p/>
        </draw:connector>
        <draw:custom-shape draw:style-name="gr5" draw:text-style-name="P4" xml:id="id82" draw:id="id82" draw:layer="layout" svg:width="6.032cm" svg:height="2.54cm" svg:x="13.452cm" svg:y="28.94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49" draw:text-style-name="P14" xml:id="id81" draw:id="id81" draw:layer="layout" svg:width="7.085cm" svg:height="2.857cm" svg:x="12.947cm" svg:y="32.115cm">
          <text:p text:style-name="P4">get eval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.49cm" svg:y1="32.115cm" svg:x2="16.468cm" svg:y2="31.48cm" draw:start-shape="id81" draw:start-glue-point="4" draw:end-shape="id82" draw:end-glue-point="2" svg:d="M16490 32115v-318h-22v-317" svg:viewBox="0 0 23 636">
          <text:p/>
        </draw:connector>
        <draw:custom-shape draw:style-name="gr37" draw:text-style-name="P11" xml:id="id83" draw:id="id83" draw:layer="layout" svg:width="6.25cm" svg:height="2.857cm" svg:x="13.382cm" svg:y="35.608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.507cm" svg:y1="35.608cm" svg:x2="16.49cm" svg:y2="34.972cm" draw:start-shape="id83" draw:start-glue-point="4" draw:end-shape="id81" draw:end-glue-point="8" svg:d="M16507 35608v-318h-17v-318" svg:viewBox="0 0 18 637">
          <text:p/>
        </draw:connector>
        <draw:custom-shape draw:style-name="gr50" draw:text-style-name="P4" xml:id="id86" draw:id="id86" draw:layer="layout" svg:width="6.197cm" svg:height="2.54cm" svg:x="5.597cm" svg:y="28.94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49" draw:text-style-name="P14" xml:id="id85" draw:id="id85" draw:layer="layout" svg:width="7.085cm" svg:height="2.857cm" svg:x="5.127cm" svg:y="32.115cm">
          <text:p text:style-name="P4">get final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84" draw:id="id84" draw:layer="layout" svg:width="6.25cm" svg:height="2.857cm" svg:x="5.562cm" svg:y="35.608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.687cm" svg:y1="35.608cm" svg:x2="8.67cm" svg:y2="34.972cm" draw:start-shape="id84" draw:start-glue-point="4" draw:end-shape="id85" draw:end-glue-point="8" svg:d="M8687 35608v-318h-17v-318" svg:viewBox="0 0 18 637">
          <text:p/>
        </draw:connector>
        <draw:connector draw:style-name="gr9" draw:text-style-name="P6" draw:layer="layout" svg:x1="8.67cm" svg:y1="32.115cm" svg:x2="8.695cm" svg:y2="31.48cm" draw:start-shape="id85" draw:start-glue-point="4" draw:end-shape="id86" draw:end-glue-point="2" svg:d="M8670 32115v-318h25v-317" svg:viewBox="0 0 26 636">
          <text:p/>
        </draw:connector>
        <draw:connector draw:style-name="gr9" draw:text-style-name="P6" draw:layer="layout" svg:x1="8.695cm" svg:y1="28.94cm" svg:x2="53.546cm" svg:y2="27.67cm" draw:start-shape="id86" draw:start-glue-point="0" draw:end-shape="id53" draw:end-glue-point="2" svg:d="M8695 28940v-635h44851v-635" svg:viewBox="0 0 44852 1271">
          <text:p/>
        </draw:connector>
        <draw:connector draw:style-name="gr9" draw:text-style-name="P6" draw:layer="layout" svg:x1="16.468cm" svg:y1="28.94cm" svg:x2="53.546cm" svg:y2="27.67cm" draw:start-shape="id82" draw:start-glue-point="0" draw:end-shape="id53" draw:end-glue-point="2" svg:d="M16468 28940v-635h37078v-635" svg:viewBox="0 0 37079 1271">
          <text:p/>
        </draw:connector>
        <draw:custom-shape draw:style-name="gr50" draw:text-style-name="P4" xml:id="id87" draw:id="id87" draw:layer="layout" svg:width="6.197cm" svg:height="2.54cm" svg:x="22.59cm" svg:y="28.94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5.688cm" svg:y1="28.94cm" svg:x2="53.546cm" svg:y2="27.67cm" draw:start-shape="id87" draw:start-glue-point="0" draw:end-shape="id53" draw:end-glue-point="2" svg:d="M25688 28940v-635h27858v-635" svg:viewBox="0 0 27859 1271">
          <text:p/>
        </draw:connector>
        <draw:custom-shape draw:style-name="gr51" draw:text-style-name="P17" xml:id="id88" draw:id="id88" draw:layer="layout" svg:width="7.403cm" svg:height="3.175cm" svg:x="21.972cm" svg:y="31.932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5.674cm" svg:y1="31.932cm" svg:x2="25.688cm" svg:y2="31.48cm" draw:start-shape="id88" draw:start-glue-point="4" draw:end-shape="id87" draw:end-glue-point="2" svg:d="M25674 31932v-226h14v-226" svg:viewBox="0 0 15 453">
          <text:p/>
        </draw:connector>
        <draw:connector draw:style-name="gr9" draw:text-style-name="P6" draw:layer="layout" svg:x1="34.17cm" svg:y1="51.299cm" svg:x2="34.187cm" svg:y2="50.346cm" draw:start-shape="id75" draw:start-glue-point="4" draw:end-shape="id89" draw:end-glue-point="8" svg:d="M34170 51299v-477h17v-476" svg:viewBox="0 0 18 954">
          <text:p/>
        </draw:connector>
        <draw:custom-shape draw:style-name="gr37" draw:text-style-name="P11" xml:id="id90" draw:id="id90" draw:layer="layout" svg:width="6.25cm" svg:height="2.857cm" svg:x="31.045cm" svg:y="65.905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.17cm" svg:y1="65.905cm" svg:x2="34.17cm" svg:y2="65.149cm" draw:start-shape="id90" draw:start-glue-point="4" draw:end-shape="id79" draw:end-glue-point="6" svg:d="M34170 65905v-756" svg:viewBox="0 0 1 757">
          <text:p/>
        </draw:connector>
        <draw:custom-shape draw:style-name="gr39" draw:text-style-name="P14" xml:id="id91" draw:id="id91" draw:layer="layout" svg:width="6.65cm" svg:height="2.857cm" svg:x="30.845cm" svg:y="43.545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.17cm" svg:y1="43.545cm" svg:x2="34.179cm" svg:y2="42.457cm" draw:start-shape="id91" draw:start-glue-point="4" draw:end-shape="id76" draw:end-glue-point="6" svg:d="M34170 43545v-544h9v-544" svg:viewBox="0 0 10 1089">
          <text:p/>
        </draw:connector>
        <draw:connector draw:style-name="gr9" draw:text-style-name="P6" draw:layer="layout" svg:x1="34.17cm" svg:y1="46.402cm" svg:x2="34.187cm" svg:y2="47.489cm" draw:start-shape="id91" draw:start-glue-point="8" draw:end-shape="id89" draw:end-glue-point="4" svg:d="M34170 46402v543h17v544" svg:viewBox="0 0 18 1088">
          <text:p/>
        </draw:connector>
        <draw:custom-shape draw:style-name="gr48" draw:text-style-name="P11" xml:id="id92" draw:id="id92" draw:layer="layout" svg:width="6.467cm" svg:height="2.857cm" svg:x="30.945cm" svg:y="69.58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.179cm" svg:y1="69.58cm" svg:x2="34.17cm" svg:y2="68.762cm" draw:start-shape="id92" draw:start-glue-point="4" draw:end-shape="id90" draw:end-glue-point="8" svg:d="M34179 69580v-409h-9v-409" svg:viewBox="0 0 10 819">
          <text:p/>
        </draw:connector>
        <draw:connector draw:style-name="gr9" draw:text-style-name="P6" draw:layer="layout" svg:x1="34.179cm" svg:y1="35.607cm" svg:x2="34.17cm" svg:y2="34.972cm" draw:start-shape="id77" draw:start-glue-point="4" svg:d="M34179 35607v-568h-9v-67" svg:viewBox="0 0 10 636">
          <text:p/>
        </draw:connector>
        <draw:custom-shape draw:style-name="gr39" draw:text-style-name="P14" xml:id="id103" draw:id="id103" draw:layer="layout" svg:width="6.65cm" svg:height="2.857cm" svg:x="22.373cm" svg:y="36.56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97" draw:id="id97" draw:layer="layout" svg:width="7.085cm" svg:height="3.175cm" svg:x="22.155cm" svg:y="66.41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94" draw:id="id94" draw:layer="layout" svg:width="6.885cm" svg:height="2.857cm" svg:x="22.255cm" svg:y="55.744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93" draw:id="id93" draw:layer="layout" svg:width="6.467cm" svg:height="2.857cm" svg:x="22.473cm" svg:y="59.201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5.707cm" svg:y1="59.201cm" svg:x2="25.698cm" svg:y2="58.601cm" draw:start-shape="id93" draw:start-glue-point="4" draw:end-shape="id94" draw:end-glue-point="8" svg:d="M25707 59201v-300h-9v-300" svg:viewBox="0 0 10 601">
          <text:p/>
        </draw:connector>
        <draw:custom-shape draw:style-name="gr48" draw:text-style-name="P11" xml:id="id96" draw:id="id96" draw:layer="layout" svg:width="6.467cm" svg:height="2.857cm" svg:x="22.473cm" svg:y="40.05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95" draw:id="id95" draw:layer="layout" svg:width="7.503cm" svg:height="3.175cm" svg:x="21.955cm" svg:y="43.727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5.707cm" svg:y1="43.727cm" svg:x2="25.707cm" svg:y2="42.909cm" draw:start-shape="id95" draw:start-glue-point="4" draw:end-shape="id96" draw:end-glue-point="8" svg:d="M25707 43727v-818" svg:viewBox="0 0 1 819">
          <text:p/>
        </draw:connector>
        <draw:custom-shape draw:style-name="gr37" draw:text-style-name="P11" xml:id="id99" draw:id="id99" draw:layer="layout" svg:width="6.25cm" svg:height="2.857cm" svg:x="22.59cm" svg:y="51.934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8" draw:id="id98" draw:layer="layout" svg:width="6.65cm" svg:height="2.857cm" svg:x="22.39cm" svg:y="62.694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5.698cm" svg:y1="66.419cm" svg:x2="25.715cm" svg:y2="65.551cm" draw:start-shape="id97" draw:start-glue-point="4" draw:end-shape="id98" draw:end-glue-point="8" svg:d="M25698 66419v-434h17v-434" svg:viewBox="0 0 18 869">
          <text:p/>
        </draw:connector>
        <draw:connector draw:style-name="gr9" draw:text-style-name="P6" draw:layer="layout" svg:x1="25.707cm" svg:y1="62.058cm" svg:x2="25.715cm" svg:y2="62.694cm" draw:start-shape="id93" draw:start-glue-point="8" draw:end-shape="id98" draw:end-glue-point="4" svg:d="M25707 62058v318h8v318" svg:viewBox="0 0 9 637">
          <text:p/>
        </draw:connector>
        <draw:connector draw:style-name="gr9" draw:text-style-name="P6" draw:layer="layout" svg:x1="25.698cm" svg:y1="55.744cm" svg:x2="25.715cm" svg:y2="54.791cm" draw:start-shape="id94" draw:start-glue-point="4" draw:end-shape="id99" draw:end-glue-point="8" svg:d="M25698 55744v-477h17v-476" svg:viewBox="0 0 18 954">
          <text:p/>
        </draw:connector>
        <draw:custom-shape draw:style-name="gr37" draw:text-style-name="P11" xml:id="id102" draw:id="id102" draw:layer="layout" svg:width="6.25cm" svg:height="2.857cm" svg:x="22.573cm" svg:y="74.85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100" draw:id="id100" draw:layer="layout" svg:width="6.65cm" svg:height="2.857cm" svg:x="22.373cm" svg:y="47.99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5.698cm" svg:y1="47.99cm" svg:x2="25.707cm" svg:y2="46.902cm" draw:start-shape="id100" draw:start-glue-point="4" draw:end-shape="id95" draw:end-glue-point="6" svg:d="M25698 47990v-544h9v-544" svg:viewBox="0 0 10 1089">
          <text:p/>
        </draw:connector>
        <draw:connector draw:style-name="gr9" draw:text-style-name="P6" draw:layer="layout" svg:x1="25.698cm" svg:y1="50.847cm" svg:x2="25.715cm" svg:y2="51.934cm" draw:start-shape="id100" draw:start-glue-point="8" draw:end-shape="id99" draw:end-glue-point="4" svg:d="M25698 50847v543h17v544" svg:viewBox="0 0 18 1088">
          <text:p/>
        </draw:connector>
        <draw:custom-shape draw:style-name="gr48" draw:text-style-name="P11" xml:id="id101" draw:id="id101" draw:layer="layout" svg:width="6.467cm" svg:height="2.857cm" svg:x="22.473cm" svg:y="78.525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5.707cm" svg:y1="78.525cm" svg:x2="25.698cm" svg:y2="77.707cm" draw:start-shape="id101" draw:start-glue-point="4" draw:end-shape="id102" draw:end-glue-point="8" svg:d="M25707 78525v-409h-9v-409" svg:viewBox="0 0 10 819">
          <text:p/>
        </draw:connector>
        <draw:connector draw:style-name="gr9" draw:text-style-name="P6" draw:layer="layout" svg:x1="25.707cm" svg:y1="40.052cm" svg:x2="25.698cm" svg:y2="39.417cm" draw:start-shape="id96" draw:start-glue-point="4" svg:d="M25707 40052v-568h-9v-67" svg:viewBox="0 0 10 636">
          <text:p/>
        </draw:connector>
        <draw:connector draw:style-name="gr9" draw:text-style-name="P6" draw:layer="layout" svg:x1="25.698cm" svg:y1="36.56cm" svg:x2="25.674cm" svg:y2="35.107cm" draw:start-shape="id103" draw:start-glue-point="4" draw:end-shape="id88" draw:end-glue-point="6" svg:d="M25698 36560v-727h-24v-726" svg:viewBox="0 0 25 1454">
          <text:p/>
        </draw:connector>
        <draw:custom-shape draw:style-name="gr53" draw:text-style-name="P17" xml:id="id104" draw:id="id104" draw:layer="layout" svg:width="7.085cm" svg:height="3.81cm" svg:x="22.172cm" svg:y="70.262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5.715cm" svg:y1="70.262cm" svg:x2="25.698cm" svg:y2="69.594cm" draw:start-shape="id104" draw:start-glue-point="4" draw:end-shape="id97" draw:end-glue-point="6" svg:d="M25715 70262v-334h-17v-334" svg:viewBox="0 0 18 669">
          <text:p/>
        </draw:connector>
        <draw:connector draw:style-name="gr9" draw:text-style-name="P6" draw:layer="layout" svg:x1="25.715cm" svg:y1="74.072cm" svg:x2="25.698cm" svg:y2="74.85cm" draw:start-shape="id104" draw:start-glue-point="6" draw:end-shape="id102" draw:end-glue-point="4" svg:d="M25715 74072v389h-17v389" svg:viewBox="0 0 18 77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4cm" fo:page-height="20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15:59.548849604</meta:creation-date>
    <meta:generator>LibreOffice/7.4.7.2$Linux_X86_64 LibreOffice_project/40$Build-2</meta:generator>
    <dc:date>2024-05-09T13:50:38.802191371</dc:date>
    <meta:editing-duration>PT5H28M29S</meta:editing-duration>
    <meta:editing-cycles>379</meta:editing-cycles>
    <meta:document-statistic meta:object-count="222"/>
  </office:meta>
</office:document-meta>
</file>